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row table:style-name="ro1">
          <table:table-cell table:formula="of:=SQRT([.B1]^2+[.B2]^2)" office:value-type="float" office:value="0.047356520142426" calcext:value-type="float">
            <text:p>0,047356520142426</text:p>
          </table:table-cell>
          <table:table-cell office:value-type="float" office:value="0.0058" calcext:value-type="float">
            <text:p>0,0058</text:p>
          </table:table-cell>
          <table:table-cell table:formula="of:=[.A1]*SQRT(3)" office:value-type="float" office:value="0.0820238989563408" calcext:value-type="float">
            <text:p>0,082023898956341</text:p>
          </table:table-cell>
          <table:table-cell office:value-type="float" office:value="9.465" calcext:value-type="float">
            <text:p>9,465</text:p>
          </table:table-cell>
          <table:table-cell table:formula="of:=[.D1]+[.C1]" office:value-type="float" office:value="9.54702389895634" calcext:value-type="float">
            <text:p>9,54702389895634</text:p>
          </table:table-cell>
        </table:table-row>
        <table:table-row table:style-name="ro1">
          <table:table-cell/>
          <table:table-cell office:value-type="float" office:value="0.047" calcext:value-type="float">
            <text:p>0,047</text:p>
          </table:table-cell>
          <table:table-cell table:number-columns-repeated="2"/>
          <table:table-cell table:formula="of:=[.D1]-[.C1]" office:value-type="float" office:value="9.38297610104366" calcext:value-type="float">
            <text:p>9,38297610104366</text:p>
          </table:table-cell>
        </table:table-row>
        <table:table-row table:style-name="ro1">
          <table:table-cell table:number-columns-repeated="2"/>
          <table:table-cell table:formula="of:=[.C1]*2" office:value-type="float" office:value="0.164047797912682" calcext:value-type="float">
            <text:p>0,1640477979126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/[.C3]" office:value-type="float" office:value="6.09578435507116" calcext:value-type="float">
            <text:p>6,095784355071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*[.C4]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6:18:43.809000000</meta:creation-date>
    <dc:date>2017-11-12T19:15:17.488000000</dc:date>
    <meta:editing-duration>P1DT2H46M23S</meta:editing-duration>
    <meta:editing-cycles>1</meta:editing-cycles>
    <meta:document-statistic meta:table-count="1" meta:cell-count="10" meta:object-count="0"/>
    <meta:generator>LibreOffice/5.3.6.1$Windows_x86 LibreOffice_project/686f202eff87ef707079aeb7f485847613344eb7</meta:generator>
  </office:meta>
</office:document-meta>
</file>